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2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6, 1892</text:p>
      <text:p text:style-name="P4">Month<text:tab/><text:tab/><text:tab/><text:tab/><text:tab/><text:tab/>December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JOSEPH BLUMENTHAL,/</text:p>
      <text:p text:style-name="P5">President<text:span text:style-name="T2">,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7"><text:span text:style-name="T2">New York, Dec 6th 1892/</text:span></text:p>
      <text:p text:style-name="P5"><text:span text:style-name="T2">My dear Dr/</text:span></text:p>
      <text:p text:style-name="P5"><text:span text:style-name="T2"><text:tab/>Herewith Five Dollars for Husick/ &amp; Levy--We intend to have Saturday Mineha/ Services at Seminary, beginning "Sabbath Chanuka"/ at 1/2 past 3--if you cannot be here, we/ shall ask Dr Kohut to say something, and/ thereafter have the 3 Senior Students to/ speak--please let me have any suggestions as/ to same as soon as possible--The new arrangement/ with Speaker will now put things in proper/ shape for regular pursuit of studies by all/ classes--Everything otherwise seems to be/ going along fairly well--when you come over/ would like to know it, so as to meet you--/ hope you are well &amp;c. <text:s/>I do not mean above,/ that the 3 students are to speak on same Saturday/ after Dr Kohut, but at intervals and in/ turn--Yours Sincere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4:29:09.27</meta:creation-date>
    <dc:date>2011-12-07T14:34:01.44</dc:date>
    <dc:creator>Penn Libraries</dc:creator>
    <meta:editing-duration>PT00H04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320" meta:character-count="2151"/>
  </office:meta>
</office:document-meta>
</file>